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text-align="start" style:justify-single-word="false" fo:text-indent="0in" style:auto-text-indent="false"/>
    </style:style>
    <style:style style:name="P2" style:family="paragraph" style:parent-style-name="Heading_20_2">
      <style:paragraph-properties fo:margin-left="0in" fo:margin-right="0in" fo:text-align="start" style:justify-single-word="false"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an Tree Roots Regrow After Being Cut?</text:h>
      <text:p text:style-name="Text_20_body">Tree roots function much like blood vessels and arteries in the human body. They move water and nutrients through the tree, anchor it in place, and support every part of its growth.</text:p>
      <text:p text:style-name="Text_20_body">Many homeowners accidentally cut or damage tree roots when landscaping, digging for utility lines, or repairing sidewalks and driveways. This leads them to ask the question, “Do tree roots grow back if you cut them?”</text:p>
      <text:p text:style-name="Text_20_body">In this blog post, you’ll learn about the function of tree roots, what happens when you cut them, and whether they’ll grow back or not. If you’re concerned about damaged tree roots on your property, contact Champions Tree Preservation to schedule <text:a xlink:type="simple" xlink:href="https://championstree.com/service-areas/klein-tx/" text:style-name="Internet_20_link" text:visited-style-name="Visited_20_Internet_20_Link">tree services in Klein, TX</text:a>.</text:p>
      <text:h text:style-name="P2" text:outline-level="2">The Importance of Healthy Tree Roots</text:h>
      <text:p text:style-name="Text_20_body"><text:a xlink:type="simple" xlink:href="https://en.wikipedia.org/wiki/Root" text:style-name="Internet_20_link" text:visited-style-name="Visited_20_Internet_20_Link">Tree roots</text:a> form the foundation of a tree’s entire support system. They anchor the tree firmly in the ground while absorbing the water, oxygen, and nutrients the tree needs to grow.</text:p>
      <text:p text:style-name="Text_20_body">Most roots spread outward through the upper layers of soil. This wide network collects moisture and nutrients from a large area and moves them to the trunk, branches, and leaves. Because of the important role tree roots play, the impact of root cutting on tree health can be severe.</text:p>
      <text:h text:style-name="P2" text:outline-level="2">Do Tree Roots Grow Back After Cutting?</text:h>
      <text:p text:style-name="Text_20_body">So, do tree roots grow back if you cut them? Sometimes, but the answer depends on several factors, including the tree species, the size of the root, and how close the cut occurs to the trunk.</text:p>
      <text:p text:style-name="Text_20_body">Many trees can regenerate smaller roots after pruning, especially when cuts occur farther away from the trunk. Species with vigorous root systems, such as willow or maple, often recover more easily. Large structural roots near the trunk rarely regrow once removed and cutting them reduces the tree’s stability.</text:p>
      <text:p text:style-name="Text_20_body">The tree’s overall health also plays a role. Healthy trees growing in good soil conditions have a better chance of producing new roots, while stressed or diseased trees often struggle to recover from root pruning.</text:p>
      <text:h text:style-name="P2" text:outline-level="2">Tips for Managing Tree Roots After Pruning</text:h>
      <text:p text:style-name="Text_20_body">Now that you understand the severe effects of cutting tree roots, it’s time to learn what you or a professional can do to help your tree recover. Tree root regrowth after cutting isn’t impossible, but recovery becomes much more difficult if the tree experiences additional stress.</text:p>
      <text:p text:style-name="Text_20_body">Provide consistent watering so the remaining roots can absorb enough moisture to support the tree. Spread a layer of mulch around the base of the tree to help the soil retain moisture and regulate temperature, but keep mulch a few inches away from the trunk. Limit heavy foot traffic, construction, or soil compaction near the tree to protect the remaining roots.</text:p>
      <text:h text:style-name="P2" text:outline-level="2"><text:soft-page-break/>Call Champions Tree Preservation To Schedule Tree and Plant Healthcare Services</text:h>
      <text:p text:style-name="Text_20_body">So, do tree roots grow back if you cut them? Yes, but it depends on several factors. If you’re dealing with damaged roots and aren’t sure if they’ll grow back, call Champions Tree Preservation, and we’ll send out one of our professional arborists to help you diagnose the damaged roots and create a plan for recovery.</text:p>
      <text:p text:style-name="Text_20_body"><text:a xlink:type="simple" xlink:href="https://championstree.com/contact-us/" text:style-name="Internet_20_link" text:visited-style-name="Visited_20_Internet_20_Link">Contact us</text:a> by calling (281) 320-8201 today to request a free estimat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3T19:45:02.003125749</meta:creation-date>
    <dc:date>2026-03-03T19:45:12.031941826</dc:date>
    <meta:editing-duration>PT10S</meta:editing-duration>
    <meta:editing-cycles>1</meta:editing-cycles>
    <meta:document-statistic meta:table-count="0" meta:image-count="0" meta:object-count="0" meta:page-count="2" meta:paragraph-count="17" meta:word-count="525" meta:character-count="3110" meta:non-whitespace-character-count="2602"/>
    <meta:generator>LibreOffice/25.8.5.2$Linux_X86_64 LibreOffice_project/580$Build-2</meta:generator>
  </office:meta>
</office:document-meta>
</file>